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</office:font-face-decls>
  <office:automatic-styles>
    <style:style style:name="Table1" style:family="table">
      <style:table-properties style:width="6.931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0.7542in"/>
    </style:style>
    <style:style style:name="Table1.C" style:family="table-column">
      <style:table-column-properties style:column-width="2.8708in"/>
    </style:style>
    <style:style style:name="Table1.D" style:family="table-column">
      <style:table-column-properties style:column-width="2.246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8" style:family="table-row">
      <style:table-row-properties style:min-row-height="0.1in"/>
    </style:style>
    <style:style style:name="P1" style:family="paragraph" style:parent-style-name="Standard">
      <style:text-properties style:font-name="UD Digi Kyokasho N-R" fo:font-size="12pt" style:font-name-asian="UD Digi Kyokasho N-R" style:font-size-asian="12pt" style:font-size-complex="12pt"/>
    </style:style>
    <style:style style:name="P2" style:family="paragraph" style:parent-style-name="Standard">
      <style:text-properties style:font-name="UD Digi Kyokasho N-R" fo:font-size="12pt" officeooo:rsid="001b69de" officeooo:paragraph-rsid="001b69de" style:font-name-asian="UD Digi Kyokasho N-R" style:font-size-asian="12pt" style:font-size-complex="12pt"/>
    </style:style>
    <style:style style:name="P3" style:family="paragraph" style:parent-style-name="Table_20_Contents">
      <style:text-properties style:font-name="UD Digi Kyokasho N-R" fo:font-size="12pt" officeooo:rsid="00097277" officeooo:paragraph-rsid="00097277" style:font-name-asian="UD Digi Kyokasho N-R" style:font-size-asian="12pt" style:font-size-complex="12pt"/>
    </style:style>
    <style:style style:name="P4" style:family="paragraph" style:parent-style-name="Table_20_Contents">
      <style:text-properties style:font-name="UD Digi Kyokasho N-R" fo:font-size="12pt" officeooo:rsid="0013392d" officeooo:paragraph-rsid="0013392d" style:font-name-asian="UD Digi Kyokasho N-R" style:font-size-asian="12pt" style:font-size-complex="12pt"/>
    </style:style>
    <style:style style:name="P5" style:family="paragraph" style:parent-style-name="Table_20_Contents">
      <style:text-properties style:font-name="UD Digi Kyokasho N-R" fo:font-size="12pt" style:font-name-asian="UD Digi Kyokasho N-R" style:font-size-asian="12pt" style:font-size-complex="12pt"/>
    </style:style>
    <style:style style:name="P6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7" style:family="paragraph" style:parent-style-name="Table_20_Contents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8" style:family="paragraph" style:parent-style-name="Table_20_Contents" style:list-style-name="L1">
      <style:text-properties style:font-name="UD Digi Kyokasho N-R" fo:font-size="12pt" style:font-name-asian="UD Digi Kyokasho N-R" style:font-size-asian="12pt" style:font-size-complex="12pt"/>
    </style:style>
    <style:style style:name="P9" style:family="paragraph" style:parent-style-name="Table_20_Contents" style:list-style-name="L1">
      <style:text-properties style:font-name="UD Digi Kyokasho N-R" fo:font-size="12pt" officeooo:rsid="000cf0db" officeooo:paragraph-rsid="000cf0db" style:font-name-asian="UD Digi Kyokasho N-R" style:font-size-asian="12pt" style:font-size-complex="12pt"/>
    </style:style>
    <style:style style:name="P10" style:family="paragraph" style:parent-style-name="Table_20_Contents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11" style:family="paragraph" style:parent-style-name="Table_20_Contents">
      <style:text-properties fo:font-variant="normal" fo:text-transform="none" style:font-name="UD Digi Kyokasho N-R" fo:font-size="12pt" officeooo:paragraph-rsid="000ea11f" style:font-name-asian="UD Digi Kyokasho N-R" style:font-size-asian="12pt" style:language-asian="zh" style:country-asian="CN" style:font-style-asian="normal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Radical</text:p>
          </table:table-cell>
          <table:table-cell table:style-name="Table1.A1" office:value-type="string">
            <text:p text:style-name="P3">Kanji</text:p>
          </table:table-cell>
          <table:table-cell table:style-name="Table1.D1" office:value-type="string">
            <text:p text:style-name="P4">Example</text:p>
          </table:table-cell>
        </table:table-row>
        <table:table-row table:style-name="Table1.2">
          <table:table-cell table:style-name="Table1.A2" office:value-type="string">
            <text:list xml:id="list1320698355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一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98008361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丨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69223517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1470698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77351890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24550569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8">
          <table:table-cell table:style-name="Table1.A2" office:value-type="string">
            <text:list xml:id="list8551521051251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6730090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7556690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69235296" text:continue-numbering="true" text:style-name="L1">
              <text:list-item>
                <text:p text:style-name="P9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2242519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8133798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28150386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9955654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5400339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3015165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94029687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2439382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1834665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67459941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9650542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1982080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9285333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19738458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4041324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37977256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8204460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23755155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9256572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87141548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3222459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4054319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6">囗</text:p>
          </table:table-cell>
          <table:table-cell table:style-name="Table1.A2" office:value-type="string">
            <text:p text:style-name="P6">図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23469222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3911989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0333604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20709991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95806730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8551597832611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34667782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34060541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81340167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19216022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3565918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28065488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1994388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3268763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5495686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6327421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2720142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24850097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75417420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2575905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99389224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60840867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8095889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5725198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5237757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5471861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3831783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4534153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60880592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22821327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4200771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3498851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76523416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32115026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5116215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2881502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26922322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7160530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2157652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7587423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8062298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6">曰</text:p>
          </table:table-cell>
          <table:table-cell table:style-name="Table1.A2" office:value-type="string">
            <text:p text:style-name="P6">書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4730424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9834861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5469829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8551496719573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0999803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70122449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60505662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8406895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5489757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8905890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5572734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9033587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89215977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64900612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1396020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7717711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9964997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3124383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4359036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22685898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9441434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8171397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2860665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31796294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6537471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2707740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4699684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75226858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37752713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2198234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8560758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27462969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87612542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9283589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3444099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9825711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8551771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8742761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0977801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2351622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6876720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7504109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33449115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8551491626503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0849669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1769720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7987443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33645758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66816343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67703059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87047161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5391119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2763832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4170554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5443874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20342041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8715978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5207453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6176118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3577415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3909094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22011533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73034639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1915238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2630296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8079128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3458216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8676497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3445756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5655650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9540704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5484990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64223653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6768113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0801482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25693995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36451193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6307621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9497348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9414905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60782268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7978555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6120884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8551568664633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32351861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25073114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5489403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93300431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8512546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56150324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62655715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29753387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2068940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7190600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8593339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28464314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83087050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2224999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6985118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1265361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5889734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1783839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33533674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89454864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3370954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30426962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7540956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61709727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80975722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66154320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82403570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3697596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66737556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9520773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93783469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76725795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7976710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32744163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51454350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6512938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22984867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64681363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9802338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8551464212181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9732497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392078648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262506433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40104770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7541339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43188822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75917407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9731456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61216882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264636301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724448209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449512779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09445844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611068972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12728930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031631984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85515663565777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6:02:55.320434207</meta:creation-date>
    <dc:date>2023-10-23T06:29:21.617922948</dc:date>
    <meta:editing-duration>PT26M20S</meta:editing-duration>
    <meta:editing-cycles>16</meta:editing-cycles>
    <meta:generator>LibreOffice/7.3.7.2$Linux_X86_64 LibreOffice_project/30$Build-2</meta:generator>
    <meta:document-statistic meta:table-count="1" meta:image-count="0" meta:object-count="0" meta:page-count="6" meta:paragraph-count="224" meta:word-count="224" meta:character-count="775" meta:non-whitespace-character-count="775"/>
  </office:meta>
</office:document-meta>
</file>